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sans-serif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202122" style:font-name="sans-serif" fo:font-size="10.5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fo:color="#202122" style:font-name="sans-serif" fo:letter-spacing="normal" fo:font-style="normal" fo:font-weight="normal"/>
    </style:style>
    <style:style style:name="T3" style:family="text">
      <style:text-properties fo:font-variant="normal" fo:text-transform="none" fo:color="#202122" style:font-name="Times New Roman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202122" style:font-name="Times New Roman" fo:letter-spacing="normal" fo:font-style="normal" fo:font-weight="normal"/>
    </style:style>
    <style:style style:name="T5" style:family="text">
      <style:text-properties fo:font-variant="normal" fo:text-transform="none" fo:color="#202122" fo:letter-spacing="normal" fo:font-style="normal" fo:font-weight="normal"/>
    </style:style>
    <style:style style:name="T6" style:family="text">
      <style:text-properties fo:font-variant="normal" fo:text-transform="none" fo:color="#0645ad" style:text-line-through-style="none" style:font-name="sans-serif" fo:font-size="10.5pt" fo:letter-spacing="normal" fo:font-style="normal" style:text-underline-style="none" fo:font-weight="normal" style:text-blinking="false" style:font-size-asian="14pt" style:font-size-complex="14pt"/>
    </style:style>
    <style:style style:name="T7" style:family="text">
      <style:text-properties fo:font-variant="normal" fo:text-transform="none" fo:color="#0645ad" style:text-line-through-styl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8" style:family="text">
      <style:text-properties fo:font-variant="normal" fo:text-transform="none" fo:color="#0645ad" style:text-line-through-style="none" style:font-name="Times New Roman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0645ad" style:text-line-through-style="none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111111" style:font-name="Open Sans" fo:font-size="11.25pt" fo:letter-spacing="normal" fo:font-style="normal" fo:font-weight="normal" style:font-size-asian="14pt" style:font-size-complex="14pt"/>
    </style:style>
    <style:style style:name="T11" style:family="text">
      <style:text-properties fo:font-variant="normal" fo:text-transform="none" fo:color="#111111" style:font-name="Open Sans" fo:letter-spacing="normal" fo:font-style="normal" fo:font-weight="normal"/>
    </style:style>
    <style:style style:name="T12" style:family="text">
      <style:text-properties fo:font-variant="normal" fo:text-transform="none" fo:color="#111111" fo:letter-spacing="normal" fo:font-style="normal" fo:font-weight="normal"/>
    </style:style>
    <style:style style:name="T13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14" style:family="text">
      <style:text-properties fo:font-variant="normal" fo:text-transform="none" fo:color="#000000" style:text-line-through-style="none" style:font-name="Times New Roman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efan Bieszk</text:p>
      <text:p text:style-name="P1"><text:span text:style-name="T5">Urodził się 23 lipca 1895 roku we Fryburgu Bryzgowijskim w</text:span><text:span text:style-name="T9"> B</text:span><text:span text:style-name="T15">adenii</text:span><text:span text:style-name="T5">, w Niemczech, gdzie jego rodzina przebywała na emigracji; ojciec Ferdynand Bieszk pochodził z Koleczkowa. Stefan uczył się w szkole jezuickiej <text:s/>w Feldkirch w Austrii, maturę uzyskał we Fryburgu, tam również studiował filologię klasyczną. W 1917 r. został powołany do wojska i skierowany na front. W 1920 r. Bieszkowie wrócili do polski i osiedlili się w Chojnicach. Wziął udział w wojnie polsko- bolszewickiej. <text:s/>Studia filozoficzne ukończył w 1923 r. w Poznaniu, następnie podjął pracę jako nauczyciel w chojnickim gimnazjum klasycznym, gdzie wykładał grekę i łacinę, przyrodę i propedeutykę filozofii. Opiekował się powstałą w 1920 r. pierwszą gimnazjalną drużyną harcerską im. T. Kościuszki, organizował wycieczki, zwłaszcza na Kaszuby, obozy żeglarskie i spływy kajakowe. </text:span><text:span text:style-name="T12">Prowadził amatorski teatr dramatyczny dla młodzieży licealnej, z którą wystawiał wiele przedstawień, m.in. własne dramaty o Chojnicach: "Tobie, ojczyzno", "Szturm na Chojnice" i "Krwią kapłańską". Pisywał również artykuły do lokalnych gazet i czasopism. W 1934r. zbliżył się do radykalnego kręgu Zrzesz Kaszebszczi, skutkiem czego <text:s/>za niezłomne przekonania dla sprawy kaszubskiej i regionalnej został przeniesiony do Zamościa. Za sprawą przyjaciół w 1937 r. <text:s/>powrócił na Pomorze do Chełmna, gdzie pozostał już na stałe. Po wojnie pracował nadal w gimnazjum w Chełmnie, lecz w okresie stalinizmu został przeniesiony do szkoły podstawowej w Lipnie, w 1952 r. został zwolniony ze szkolnictwa. Padł ofiarą licznych szykan , w 1954 r. został aresztowany i skazany na więzienie jako „wróg Polski Ludowej”, po 7 miesiącach zwolniono go z przyczyn zdrowotnych. Pod koniec życia wykładał w Seminarium Pelplińskim. Był współzałożycielem <text:s/>powstałego w 1956 r. Zrzeszenia Kaszubskiego, jednym z ideologów tego ruchu. Każde wakacje spędzał w Charzykowach. </text:span><text:span text:style-name="T5">Zmarł w drodze z Charzyków do Chojnic 18 lipca 1964 roku, a pochowany został w Chełmni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sans-serif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3T09:14:49.15</meta:creation-date>
    <meta:document-statistic meta:table-count="0" meta:image-count="0" meta:object-count="0" meta:page-count="1" meta:paragraph-count="2" meta:word-count="289" meta:character-count="1986"/>
    <dc:date>2022-11-23T09:40:34.23</dc:date>
    <meta:editing-duration>PT10M44S</meta:editing-duration>
    <meta:editing-cycles>1</meta:editing-cycles>
    <meta:generator>OpenOffice/4.1.3$Win32 OpenOffice.org_project/413m1$Build-9783</meta:generator>
  </office:meta>
</office:document-meta>
</file>